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aryan</text:p>
          </table:table-cell>
          <table:table-cell office:value-type="string" calcext:value-type="string">
            <text:p>Animesh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A2]=[.B2];&quot;Decision Awaiting&quot;;IF([.A2]&gt;[.B2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3]=[.B3];&quot;Decision Awaiting&quot;;IF([.A3]&gt;[.B3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4]=[.B4];&quot;Decision Awaiting&quot;;IF([.A4]&gt;[.B4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5]=[.B5];&quot;Decision Awaiting&quot;;IF([.A5]&gt;[.B5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A6]=[.B6];&quot;Decision Awaiting&quot;;IF([.A6]&gt;[.B6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IF([.A7]=[.B7];&quot;Decision Awaiting&quot;;IF([.A7]&gt;[.B7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IF([.A8]=[.B8];&quot;Decision Awaiting&quot;;IF([.A8]&gt;[.B8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A9]=[.B9];&quot;Decision Awaiting&quot;;IF([.A9]&gt;[.B9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IF([.A10]=[.B10];&quot;Decision Awaiting&quot;;IF([.A10]&gt;[.B10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[.A11]=[.B11];&quot;Decision Awaiting&quot;;IF([.A11]&gt;[.B11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string" calcext:value-type="string">
            <text:p>Disqualifi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card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A13]=[.B13];&quot;Decision Awaiting&quot;;IF([.A13]&gt;[.B13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A14]=[.B14];&quot;Decision Awaiting&quot;;IF([.A14]&gt;[.B14];&quot;Aaryan Won&quot;;&quot;Animesh Won&quot;))" office:value-type="string" office:string-value="Aaryan Won" calcext:value-type="string">
            <text:p>Aaryan W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A15]=[.B15];&quot;Decision Awaiting&quot;;IF([.A15]&gt;[.B15];&quot;Aaryan Won&quot;;&quot;Animesh Won&quot;))" office:value-type="string" office:string-value="Aaryan Won" calcext:value-type="string">
            <text:p>Aaryan W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A16]=[.B16];&quot;Decision Awaiting&quot;;IF([.A16]&gt;[.B16];&quot;Aaryan Won&quot;;&quot;Animesh Won&quot;))" office:value-type="string" office:string-value="Aaryan Won" calcext:value-type="string">
            <text:p>Aaryan W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F([.A17]=[.B17];&quot;Decision Awaiting&quot;;IF([.A17]&gt;[.B17];&quot;Aaryan Won&quot;;&quot;Animesh Won&quot;))" office:value-type="string" office:string-value="Aaryan Won" calcext:value-type="string">
            <text:p>Aaryan W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[.A18]=[.B18];&quot;Decision Awaiting&quot;;IF([.A18]&gt;[.B18];&quot;Aaryan Won&quot;;&quot;Animesh Won&quot;))" office:value-type="string" office:string-value="Animesh Won" calcext:value-type="string">
            <text:p>Animesh Won</text:p>
          </table:table-cell>
        </table:table-row>
        <table:table-row table:style-name="ro1">
          <table:table-cell table:number-columns-repeated="2"/>
          <table:table-cell table:formula="of:=IF([.A19]=[.B19];&quot;Decision Awaiting&quot;;IF([.A19]&gt;[.B19];&quot;Aaryan Won&quot;;&quot;Animesh Won&quot;))" office:value-type="string" office:string-value="Decision Awaiting" calcext:value-type="string">
            <text:p>Decision Awai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20:09:19.881937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1:30:36.008674359</meta:creation-date>
    <dc:date>2024-06-16T20:21:00.274137621</dc:date>
    <meta:editing-duration>PT7M14S</meta:editing-duration>
    <meta:editing-cycles>2</meta:editing-cycles>
    <meta:generator>LibreOffice/24.2.4.2$Linux_X86_64 LibreOffice_project/420$Build-2</meta:generator>
    <meta:document-statistic meta:table-count="1" meta:cell-count="54" meta:object-count="0"/>
  </office:meta>
</office:document-meta>
</file>